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5cm" table:align="left" style:writing-mode="lr-tb"/>
    </style:style>
    <style:style style:name="Tabla1.A" style:family="table-column">
      <style:table-column-properties style:column-width="3.598cm"/>
    </style:style>
    <style:style style:name="Tabla1.B" style:family="table-column">
      <style:table-column-properties style:column-width="11.402cm"/>
    </style:style>
    <style:style style:name="Tabla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11"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bold" officeooo:paragraph-rsid="0036852d" style:font-size-asian="12pt" style:font-weight-asian="bold" style:font-size-complex="12pt" style:font-weight-complex="bold"/>
    </style:style>
    <style:style style:name="P3" style:family="paragraph" style:parent-style-name="Standard">
      <style:text-properties fo:font-size="12pt" fo:font-weight="bold" officeooo:rsid="0036d0f5" officeooo:paragraph-rsid="00385848" style:font-size-asian="12pt" style:font-weight-asian="bold" style:font-size-complex="12pt" style:font-weight-complex="bold"/>
    </style:style>
    <style:style style:name="P4" style:family="paragraph" style:parent-style-name="Standard">
      <style:text-properties fo:font-size="12pt" fo:font-weight="normal" officeooo:rsid="0036d0f5" officeooo:paragraph-rsid="0036d0f5" style:font-size-asian="12pt" style:font-weight-asian="normal" style:font-size-complex="12pt" style:font-weight-complex="normal"/>
    </style:style>
    <style:style style:name="P5" style:family="paragraph" style:parent-style-name="Standard" style:master-page-name="Standard">
      <style:paragraph-properties fo:text-align="center" style:justify-single-word="false" style:page-number="auto"/>
    </style:style>
    <style:style style:name="P6" style:family="paragraph" style:parent-style-name="Standard">
      <style:text-properties fo:font-size="12pt" fo:font-weight="normal" officeooo:rsid="0036d0f5" officeooo:paragraph-rsid="0036d0f5" style:font-size-asian="12pt" style:font-weight-asian="normal" style:font-size-complex="12pt" style:font-weight-complex="normal"/>
    </style:style>
    <style:style style:name="P7" style:family="paragraph" style:parent-style-name="Standard">
      <style:text-properties officeooo:paragraph-rsid="0038e736"/>
    </style:style>
    <style:style style:name="P8" style:family="paragraph" style:parent-style-name="Standard">
      <style:text-properties officeooo:rsid="00407530" officeooo:paragraph-rsid="00448d3d"/>
    </style:style>
    <style:style style:name="P9" style:family="paragraph" style:parent-style-name="Standard">
      <style:text-properties officeooo:rsid="0045c162" officeooo:paragraph-rsid="0045c162"/>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f7f65" style:font-size-asian="14pt" style:font-weight-asian="bold" style:font-size-complex="14pt" style:font-weight-complex="bold"/>
    </style:style>
    <style:style style:name="T3" style:family="text">
      <style:text-properties fo:font-size="12pt" fo:font-weight="normal" officeooo:rsid="003c97fb"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officeooo:rsid="0036852d"/>
    </style:style>
    <style:style style:name="T6" style:family="text">
      <style:text-properties fo:font-weight="bold" style:font-weight-asian="bold" style:font-weight-complex="bold"/>
    </style:style>
    <style:style style:name="T7" style:family="text">
      <style:text-properties officeooo:rsid="0042dd95"/>
    </style:style>
    <style:style style:name="T8" style:family="text">
      <style:text-properties officeooo:rsid="00448d3d"/>
    </style:style>
    <style:style style:name="T9" style:family="text">
      <style:text-properties officeooo:rsid="0044f2a5"/>
    </style:style>
    <style:style style:name="T10" style:family="text">
      <style:text-properties officeooo:rsid="0045c162"/>
    </style:style>
    <style:style style:name="T11" style:family="text">
      <style:text-properties officeooo:rsid="004744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area para FOL0</text:span><text:span text:style-name="T2">6</text:span></text:p>
      <text:p text:style-name="P1"/>
      <text:p text:style-name="Standard"><text:bookmark-start text:name="__DdeLink__455_1252816034"/><text:span text:style-name="T4">Actividad 1</text:span><text:bookmark-end text:name="__DdeLink__455_1252816034"/></text:p>
      <text:p text:style-name="P8">- <text:span text:style-name="T7">Derivado de la condición psicosocial, debido a la mayor carga de trabajo causada por la realización de nuevas tareas de mayor responsabilidad, Isabel está empezando a sufrir estrés. Si esta situación continua, Isabel podría llegar a desarrollar depresión y ansiedad provocada por intentar cumplir con todo el trabajo en exceso que tiene que realizar. Para intentar resolver esta situación, podría hablar con su encargado y solicitarle que delegue parte del trabajo que tiene Isabel en otro compañero.</text:span></text:p>
      <text:p text:style-name="P8"><text:span text:style-name="T7">- </text:span><text:span text:style-name="T8">Derivado de las condiciones ergonómicas, se observa un riesgo de seguridad por la mala postura que se adquiere al sentarse en sillas de plástico. Esta situación provoca fatiga y cansancio y puede derivar en futuros problemas</text:span><text:span text:style-name="T7"> </text:span><text:span text:style-name="T8">musculo esqueléticos. Para resolver esta situación se tienen que sustituir las sillas actuales por otras con respaldo adecuado, regulable en altura y reposa brazos. Además, se recomienda la adquisición de reposa pies.</text:span></text:p>
      <text:p text:style-name="P8">- <text:span text:style-name="T8">Derivado de las condiciones ambientales, se observa un riesgo por la falta de correcta iluminación de la oficina, provocando reflejos en las pantallas de los ordenadores </text:span><text:span text:style-name="T9">y la consecuente fatiga en los trabajadores. Para resolver el problema ajustaremos la configuración de brillo de los monitores, realizaremos mediciones de luminosidad en los puestos de trabajo y <text:s/>revisar</text:span><text:span text:style-name="T10">emos</text:span><text:span text:style-name="T9"> la posición de las luminarias dentro de la oficina y reubicar</text:span><text:span text:style-name="T10">emos</text:span><text:span text:style-name="T9"> las mesas de los trabajadores.</text:span></text:p>
      <text:p text:style-name="P9">En general en la oficina se observa un riesgo de caídas de persona al mismo nivel, derivado de los riesgos de condiciones de seguridad por la situación de que todo los cables se encuentren por el suelo. Esto puede provocar que un trabajador tropiece y se golpee con algún mobiliario. Para eliminar el riesgo, utilizaremos canaletas de suelo señalizadas mientras dure la reforma de la oficina.</text:p>
      <text:p text:style-name="P9">En el caso de Pepe se detectan riesgos derivados de las condiciones ambientales por encontrarse dentro de una ubicación sin iluminación natural y con ruido provocado por la fotocopiadora. Para eliminar el riesgo, ubicaremos a Pepe en una oficina <text:span text:style-name="T11">con las condiciones ambientales adecuadas.</text:span></text:p>
      <text:p text:style-name="P8"/>
      <text:p text:style-name="P2">Actividad <text:span text:style-name="T5">2</text:span><text:bookmark text:name="yui_3_17_2_1_1612772154555_266"/><text:bookmark text:name="yui_3_17_2_1_1612772154555_267"/></text:p>
      <table:table table:name="Tabla1" table:style-name="Tabla1">
        <table:table-column table:style-name="Tabla1.A"/>
        <table:table-column table:style-name="Tabla1.B"/>
        <table:table-row table:style-name="TableLine2189011655104">
          <table:table-cell table:style-name="Tabla1.A1" office:value-type="string">
            <text:p text:style-name="Table_20_Contents"><text:span text:style-name="Strong_20_Emphasis">A. RIESGOS</text:span></text:p>
          </table:table-cell>
          <table:table-cell table:style-name="Tabla1.B1" office:value-type="string">
            <text:p text:style-name="Table_20_Contents"><text:span text:style-name="Strong_20_Emphasis">B. MEDIDAS PREVENTIVAS</text:span></text:p>
          </table:table-cell>
        </table:table-row>
        <table:table-row table:style-name="TableLine2189011655104">
          <table:table-cell table:style-name="Tabla1.A2" office:value-type="string">
            <text:p text:style-name="Table_20_Contents">1. Caídas al mismo nivel</text:p>
          </table:table-cell>
          <table:table-cell table:style-name="Tabla1.B2" office:value-type="string">
            <text:p text:style-name="Table_20_Contents">g. Canalizar los cables que se encuentren por el suelo. </text:p>
          </table:table-cell>
        </table:table-row>
        <table:table-row table:style-name="TableLine2189011655104">
          <table:table-cell table:style-name="Tabla1.A2" office:value-type="string">
            <text:p text:style-name="Table_20_Contents">2. Golpes contra objetos</text:p>
          </table:table-cell>
          <table:table-cell table:style-name="Tabla1.B2" office:value-type="string">
            <text:p text:style-name="Table_20_Contents">j. Mantener las cajas y herramientas ordenadas y bien colocadas. </text:p>
          </table:table-cell>
        </table:table-row>
        <table:table-row table:style-name="TableLine2189011655104">
          <table:table-cell table:style-name="Tabla1.A2" office:value-type="string">
            <text:p text:style-name="Table_20_Contents">3. Posturas y movimientos adoptados</text:p>
          </table:table-cell>
          <table:table-cell table:style-name="Tabla1.B2" office:value-type="string">
            <text:p text:style-name="Table_20_Contents"><text:bookmark text:name="yui_3_17_2_1_1612772154555_273"/><text:s/>a. Colocar la pantalla frente al usuario, evitando posturas forzadas. </text:p>
          </table:table-cell>
        </table:table-row>
        <text:soft-page-break/>
        <table:table-row table:style-name="TableLine2189011655104">
          <table:table-cell table:style-name="Tabla1.A2" office:value-type="string">
            <text:p text:style-name="Table_20_Contents">4. Manipulación manual de cargas<text:bookmark text:name="yui_3_17_2_1_1612772154555_272"/></text:p>
          </table:table-cell>
          <table:table-cell table:style-name="Tabla1.B2" office:value-type="string">
            <text:p text:style-name="Table_20_Contents"><text:bookmark text:name="yui_3_17_2_1_1612772154555_270"/>i. Proporcionar formación sobre cómo manipular correctamente los diferentes elementos a movilizar. </text:p>
          </table:table-cell>
        </table:table-row>
        <table:table-row table:style-name="TableLine2189011655104">
          <table:table-cell table:style-name="Tabla1.A2" office:value-type="string">
            <text:p text:style-name="Table_20_Contents">5. Fatiga visual<text:bookmark text:name="yui_3_17_2_1_1612772154555_269"/></text:p>
          </table:table-cell>
          <table:table-cell table:style-name="Tabla1.B2" office:value-type="string">
            <text:p text:style-name="Table_20_Contents">b. Evitar reflejos sobre la pantalla colocándola en paralelo a las fuentes de iluminación. </text:p>
          </table:table-cell>
        </table:table-row>
        <table:table-row table:style-name="TableLine2189011655104">
          <table:table-cell table:style-name="Tabla1.A2" office:value-type="string">
            <text:p text:style-name="Table_20_Contents">6. Confort acústico</text:p>
          </table:table-cell>
          <table:table-cell table:style-name="Tabla1.B2" office:value-type="string">
            <text:p text:style-name="Table_20_Contents">e. Dividir, siempre que sea posible, las zonas de trabajo, permitiendo que en aquéllas en las que deban realizarse trabajos intelectuales queden aisladas y permitan la concentración del trabajador. </text:p>
          </table:table-cell>
        </table:table-row>
        <table:table-row table:style-name="TableLine2189011655104">
          <table:table-cell table:style-name="Tabla1.A2" office:value-type="string">
            <text:p text:style-name="Table_20_Contents">7. Confort térmico</text:p>
          </table:table-cell>
          <table:table-cell table:style-name="Tabla1.B2" office:value-type="string">
            <text:p text:style-name="Table_20_Contents">c. Regular, siempre que sea posible, la entrada de frío y calor creando el microclima necesario para un correcto desarrollo del trabajo. </text:p>
          </table:table-cell>
        </table:table-row>
        <table:table-row table:style-name="TableLine2189011655104">
          <table:table-cell table:style-name="Tabla1.A2" office:value-type="string">
            <text:p text:style-name="Table_20_Contents">8. Calidad del aire interior</text:p>
          </table:table-cell>
          <table:table-cell table:style-name="Tabla1.B2" office:value-type="string">
            <text:p text:style-name="Table_20_Contents">f. Mantener los sistemas de ventilación y climatización correctamente, permitiendo que todas las zonas del edificio se ventilen adecuadamente. </text:p>
          </table:table-cell>
        </table:table-row>
        <table:table-row table:style-name="TableLine2189011655104">
          <table:table-cell table:style-name="Tabla1.A2" office:value-type="string">
            <text:p text:style-name="Table_20_Contents">9. Radiaciones y campos electromagnéticos</text:p>
          </table:table-cell>
          <table:table-cell table:style-name="Tabla1.B2" office:value-type="string">
            <text:p text:style-name="Table_20_Contents">d. Contar, en la instalación, con una adecuada puesta a tierra y un buen mantenimiento de los niveles de humedad ambiental. </text:p>
          </table:table-cell>
        </table:table-row>
        <table:table-row table:style-name="TableLine2189011655104">
          <table:table-cell table:style-name="Tabla1.A11" office:value-type="string">
            <text:p text:style-name="Table_20_Contents">10. Factores psicosociales</text:p>
          </table:table-cell>
          <table:table-cell table:style-name="Tabla1.B11" office:value-type="string">
            <text:p text:style-name="Table_20_Contents">h. Conocer la totalidad del proceso de trabajo en el que interviene el trabajador para evitar la desmotivación. </text:p>
          </table:table-cell>
        </table:table-row>
      </table:table>
      <text:p text:style-name="P4"/>
      <text:p text:style-name="P4"/>
      <text:p text:style-name="P3">Actividad 3</text:p>
      <text:p text:style-name="P7"><text:span text:style-name="T3">- </text:span><text:span text:style-name="T6">Los accidentes sufridos por trabajadores de oficinas y despachos:</text:span> Las dos anteriores son correctas</text:p>
      <text:p text:style-name="P7">- <text:span text:style-name="T6">La responsabilidad de realizar la vigilancia de la salud de los trabajadores de las oficinas y despachos es de:</text:span> El servicio médico de empresa</text:p>
      <text:p text:style-name="P7">- <text:span text:style-name="T6">¿Qué repercusiones para la salud de los trabajadores ha tenido el desarrollo de las tecnologías de la información en las últimas décadas:</text:span> Las dos anteriores son correctas</text:p>
      <text:p text:style-name="P7">- <text:span text:style-name="T6">Indicar cuál de los siguientes se puede considerar como efectos del síndrome de edificio enfermo sobre la salud:</text:span> Enfermedad del Legionario</text:p>
      <text:p text:style-name="P7">- <text:span text:style-name="T6">Para corregir los efectos de los radiaciones y campos electromagnéticos:</text:span> Las dos anteriores son correctas </text:p>
      <text:p text:style-name="P7">- <text:span text:style-name="T6">El problema más habitual producido por el ruido, en oficinas y despachos es:</text:span> Interferencias en la concentración</text:p>
      <text:p text:style-name="P7"><text:span text:style-name="T6">- La posición del teclado debe permitir:</text:span> Trabajar con los brazos en ángulo recto</text:p>
      <text:p text:style-name="P7"><text:span text:style-name="T6">- Para levantar una carga:</text:span> Las dos anteriores son correctas</text:p>
      <text:p text:style-name="P7"><text:span text:style-name="T6">- Para evitar los golpes contra objetos se puede utilizar como medida preventiva:</text:span> Despejar las zonas de tránsito de las personas</text:p>
      <text:p text:style-name="P7"><text:soft-page-break/><text:span text:style-name="T6">- Para evitar reflejos en la Pantalla de Visualización, las fuentes de luz se colocarán:</text:span> La artificial y la natural paralelas a los puestos de trabaj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rancisco</meta:initial-creator>
    <meta:editing-cycles>32</meta:editing-cycles>
    <meta:creation-date>2020-11-04T08:48:00</meta:creation-date>
    <dc:date>2021-02-08T10:56:56.334000000</dc:date>
    <meta:editing-duration>PT9H38M42S</meta:editing-duration>
    <meta:generator>LibreOffice/7.0.4.2$Windows_X86_64 LibreOffice_project/dcf040e67528d9187c66b2379df5ea4407429775</meta:generator>
    <meta:document-statistic meta:table-count="1" meta:image-count="0" meta:object-count="0" meta:page-count="3" meta:paragraph-count="41" meta:word-count="745" meta:character-count="4736" meta:non-whitespace-character-count="40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